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500000075D8D90EAB.png" manifest:media-type="image/png"/>
  <manifest:file-entry manifest:full-path="Pictures/10006FFD0000111000000C1A17B105C6.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1" svg:font-family="Calibri" style:font-adornments="Regular" style:font-family-generic="swiss"/>
    <style:font-face style:name="Consolas1" svg:font-family="Consolas" style:font-adornments="Regular"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MakeOptions" style:family="table">
      <style:table-properties style:width="17.595cm" fo:margin-left="0cm" table:align="left"/>
    </style:style>
    <style:style style:name="CMakeOptions.A" style:family="table-column">
      <style:table-column-properties style:column-width="6.906cm"/>
    </style:style>
    <style:style style:name="CMakeOptions.B" style:family="table-column">
      <style:table-column-properties style:column-width="8.784cm"/>
    </style:style>
    <style:style style:name="CMakeOptions.C" style:family="table-column">
      <style:table-column-properties style:column-width="1.905cm"/>
    </style:style>
    <style:style style:name="CMakeOptions.A1" style:family="table-cell">
      <style:table-cell-properties style:vertical-align="middle" fo:padding="0.097cm" fo:border-left="0.05pt solid #000000" fo:border-right="none" fo:border-top="0.05pt solid #000000" fo:border-bottom="0.05pt solid #000000"/>
    </style:style>
    <style:style style:name="CMakeOptions.C1" style:family="table-cell">
      <style:table-cell-properties style:vertical-align="middle" fo:padding="0.097cm" fo:border="0.05pt solid #000000"/>
    </style:style>
    <style:style style:name="CMakeOptions.A2" style:family="table-cell">
      <style:table-cell-properties fo:padding="0.097cm" fo:border-left="0.05pt solid #000000" fo:border-right="none" fo:border-top="none" fo:border-bottom="0.05pt solid #000000"/>
    </style:style>
    <style:style style:name="CMakeOptions.B2" style:family="table-cell">
      <style:table-cell-properties fo:padding="0.097cm" fo:border-left="0.05pt solid #000000" fo:border-right="none" fo:border-top="none" fo:border-bottom="0.05pt solid #000000"/>
    </style:style>
    <style:style style:name="CMakeOptions.C2" style:family="table-cell">
      <style:table-cell-properties fo:padding="0.097cm" fo:border-left="0.05pt solid #000000" fo:border-right="0.05pt solid #000000" fo:border-top="none" fo:border-bottom="0.05pt solid #000000"/>
    </style:style>
    <style:style style:name="CMakeOptions.A3" style:family="table-cell">
      <style:table-cell-properties fo:padding="0.097cm" fo:border-left="0.05pt solid #000000" fo:border-right="none" fo:border-top="none" fo:border-bottom="0.05pt solid #000000"/>
    </style:style>
    <style:style style:name="CMakeOptions.B3" style:family="table-cell">
      <style:table-cell-properties fo:padding="0.097cm" fo:border-left="0.05pt solid #000000" fo:border-right="none" fo:border-top="none" fo:border-bottom="0.05pt solid #000000"/>
    </style:style>
    <style:style style:name="CMakeOptions.C3" style:family="table-cell">
      <style:table-cell-properties fo:padding="0.097cm" fo:border-left="0.05pt solid #000000" fo:border-right="0.05pt solid #000000" fo:border-top="none" fo:border-bottom="0.05pt solid #000000"/>
    </style:style>
    <style:style style:name="CMakeOptions.A4" style:family="table-cell">
      <style:table-cell-properties fo:padding="0.097cm" fo:border-left="0.05pt solid #000000" fo:border-right="none" fo:border-top="none" fo:border-bottom="0.05pt solid #000000"/>
    </style:style>
    <style:style style:name="CMakeOptions.B4" style:family="table-cell">
      <style:table-cell-properties fo:padding="0.097cm" fo:border-left="0.05pt solid #000000" fo:border-right="none" fo:border-top="none" fo:border-bottom="0.05pt solid #000000"/>
    </style:style>
    <style:style style:name="CMakeOptions.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000080" style:font-name="Calibri2" fo:font-size="14pt" fo:font-weight="bold" officeooo:rsid="001ef5b6" officeooo:paragraph-rsid="000e4dac" style:font-size-asian="14pt" style:font-weight-asian="bold" style:font-size-complex="14pt" style:font-weight-complex="bold"/>
    </style:style>
    <style:style style:name="P2" style:family="paragraph" style:parent-style-name="Header">
      <style:text-properties fo:color="#000080" style:font-name="Calibri2" fo:font-size="14pt" fo:font-weight="bold" officeooo:rsid="000e4dac" officeooo:paragraph-rsid="000e4dac" style:font-size-asian="14pt" style:font-weight-asian="bold" style:font-size-complex="14pt" style:font-weight-complex="bold"/>
    </style:style>
    <style:style style:name="P3" style:family="paragraph" style:parent-style-name="Header">
      <style:text-properties fo:color="#000080" style:font-name="Calibri2" fo:font-size="8pt" officeooo:paragraph-rsid="000e4dac" style:font-size-asian="8pt" style:font-size-complex="8pt"/>
    </style:style>
    <style:style style:name="P4" style:family="paragraph" style:parent-style-name="Footer">
      <style:text-properties style:font-name="Calibri2" fo:font-size="8pt" officeooo:rsid="00516844" officeooo:paragraph-rsid="00530448" style:font-size-asian="8pt" style:font-size-complex="8pt"/>
    </style:style>
    <style:style style:name="P5" style:family="paragraph" style:parent-style-name="Footer">
      <style:text-properties style:font-name="Calibri2" fo:font-size="8pt" fo:font-style="italic" officeooo:rsid="0012809b" officeooo:paragraph-rsid="00530448" style:font-size-asian="8pt" style:font-style-asian="italic" style:font-size-complex="8pt" style:font-style-complex="italic"/>
    </style:style>
    <style:style style:name="P6" style:family="paragraph" style:parent-style-name="Footer">
      <style:paragraph-properties fo:text-align="start" style:justify-single-word="false"/>
      <style:text-properties fo:color="#666666" fo:font-size="8pt" officeooo:rsid="005aa4fa" officeooo:paragraph-rsid="005aa4fa" style:font-size-asian="8pt" style:font-size-complex="8pt"/>
    </style:style>
    <style:style style:name="P7" style:family="paragraph" style:parent-style-name="Footer">
      <style:paragraph-properties fo:text-align="end" style:justify-single-word="false"/>
      <style:text-properties fo:font-size="8pt" officeooo:rsid="0012809b" officeooo:paragraph-rsid="005aa4fa" style:font-size-asian="8pt" style:font-size-complex="8pt"/>
    </style:style>
    <style:style style:name="P8" style:family="paragraph" style:parent-style-name="Footer">
      <style:paragraph-properties fo:text-align="end" style:justify-single-word="false"/>
      <style:text-properties fo:font-size="8pt" officeooo:rsid="0012809b" officeooo:paragraph-rsid="00530448" style:font-size-asian="8pt" style:font-size-complex="8pt"/>
    </style:style>
    <style:style style:name="P9" style:family="paragraph" style:parent-style-name="Footer">
      <style:paragraph-properties fo:text-align="end" style:justify-single-word="false"/>
      <style:text-properties fo:font-size="8pt" fo:font-style="italic" officeooo:rsid="0012809b" officeooo:paragraph-rsid="00530448" style:font-size-asian="8pt" style:font-style-asian="italic" style:font-size-complex="8pt" style:font-style-complex="italic"/>
    </style:style>
    <style:style style:name="P10" style:family="paragraph" style:parent-style-name="Text_20_body">
      <style:text-properties officeooo:rsid="001ba6e2" officeooo:paragraph-rsid="001ba6e2"/>
    </style:style>
    <style:style style:name="P11" style:family="paragraph" style:parent-style-name="Text_20_body">
      <style:text-properties officeooo:rsid="005aa4fa" officeooo:paragraph-rsid="005aa4fa"/>
    </style:style>
    <style:style style:name="P12" style:family="paragraph" style:parent-style-name="Text_20_body">
      <style:text-properties officeooo:rsid="005ca4f8" officeooo:paragraph-rsid="005ca4f8"/>
    </style:style>
    <style:style style:name="P13" style:family="paragraph" style:parent-style-name="Text_20_body">
      <style:text-properties officeooo:rsid="005ca4f8" officeooo:paragraph-rsid="007e5099"/>
    </style:style>
    <style:style style:name="P14" style:family="paragraph" style:parent-style-name="Text_20_body">
      <style:text-properties officeooo:rsid="00605b70" officeooo:paragraph-rsid="00605b70"/>
    </style:style>
    <style:style style:name="P15" style:family="paragraph" style:parent-style-name="Text_20_body">
      <style:text-properties officeooo:paragraph-rsid="00605b70"/>
    </style:style>
    <style:style style:name="P16" style:family="paragraph" style:parent-style-name="Text_20_body">
      <style:text-properties officeooo:rsid="0060c50a" officeooo:paragraph-rsid="00614193"/>
    </style:style>
    <style:style style:name="P17" style:family="paragraph" style:parent-style-name="Text_20_body">
      <style:text-properties officeooo:rsid="0063039c" officeooo:paragraph-rsid="0063039c"/>
    </style:style>
    <style:style style:name="P18" style:family="paragraph" style:parent-style-name="Text_20_body">
      <style:text-properties officeooo:rsid="00642b8e" officeooo:paragraph-rsid="00642b8e"/>
    </style:style>
    <style:style style:name="P19" style:family="paragraph" style:parent-style-name="Text_20_body">
      <style:text-properties officeooo:rsid="0065ad11" officeooo:paragraph-rsid="0065ad11"/>
    </style:style>
    <style:style style:name="P20" style:family="paragraph" style:parent-style-name="Text_20_body">
      <style:text-properties fo:font-style="normal" officeooo:rsid="00614193" officeooo:paragraph-rsid="00614193" style:font-style-asian="normal" style:font-style-complex="normal"/>
    </style:style>
    <style:style style:name="P21" style:family="paragraph" style:parent-style-name="Text_20_body">
      <style:text-properties officeooo:rsid="006007df" officeooo:paragraph-rsid="007e5099"/>
    </style:style>
    <style:style style:name="P22" style:family="paragraph" style:parent-style-name="Text_20_body">
      <style:text-properties fo:language="en" fo:country="CA" fo:font-style="normal" officeooo:rsid="00825b3b" officeooo:paragraph-rsid="00825b3b" style:font-style-asian="normal" style:font-style-complex="normal"/>
    </style:style>
    <style:style style:name="P23" style:family="paragraph" style:parent-style-name="Text_20_body">
      <style:text-properties style:font-name="Consolas" fo:font-size="9.5pt" fo:language="en" fo:country="CA" fo:font-style="normal" officeooo:rsid="00825b3b" officeooo:paragraph-rsid="00825b3b" style:font-size-asian="9.5pt" style:font-style-asian="normal" style:font-size-complex="9.5pt" style:font-style-complex="normal"/>
    </style:style>
    <style:style style:name="P24" style:family="paragraph" style:parent-style-name="Text_20_body">
      <style:text-properties officeooo:rsid="008261b0" officeooo:paragraph-rsid="008261b0"/>
    </style:style>
    <style:style style:name="P25" style:family="paragraph" style:parent-style-name="Text_20_body">
      <style:text-properties officeooo:rsid="008277e2" officeooo:paragraph-rsid="008277e2"/>
    </style:style>
    <style:style style:name="P26" style:family="paragraph" style:parent-style-name="Table_20_Contents">
      <style:text-properties officeooo:rsid="005aa4fa" officeooo:paragraph-rsid="005aa4fa"/>
    </style:style>
    <style:style style:name="P27" style:family="paragraph" style:parent-style-name="Table_20_Contents">
      <style:paragraph-properties fo:text-align="center" style:justify-single-word="false"/>
      <style:text-properties officeooo:rsid="005aa4fa" officeooo:paragraph-rsid="005aa4fa"/>
    </style:style>
    <style:style style:name="P28" style:family="paragraph" style:parent-style-name="Table_20_Contents">
      <style:text-properties style:font-name="Consolas" fo:font-size="10pt" officeooo:rsid="005aa4fa" officeooo:paragraph-rsid="005aa4fa" style:font-size-asian="10pt" style:font-size-complex="10pt"/>
    </style:style>
    <style:style style:name="P29" style:family="paragraph" style:parent-style-name="Title">
      <style:text-properties officeooo:rsid="0059618e" officeooo:paragraph-rsid="0059618e"/>
    </style:style>
    <style:style style:name="P30" style:family="paragraph" style:parent-style-name="Subtitle">
      <style:text-properties officeooo:rsid="0059618e" officeooo:paragraph-rsid="0059618e"/>
    </style:style>
    <style:style style:name="P31" style:family="paragraph" style:parent-style-name="Table_20_Heading">
      <style:text-properties fo:color="#000080" officeooo:rsid="005aa4fa" officeooo:paragraph-rsid="005aa4fa"/>
    </style:style>
    <style:style style:name="P32" style:family="paragraph" style:parent-style-name="Footnote">
      <style:text-properties officeooo:rsid="005aa4fa" officeooo:paragraph-rsid="005aa4fa"/>
    </style:style>
    <style:style style:name="P33" style:family="paragraph" style:parent-style-name="Heading">
      <style:paragraph-properties fo:break-before="page"/>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59cm" style:type="right" style:leader-style="dotted" style:leader-text="."/>
        </style:tab-stops>
      </style:paragraph-properties>
    </style:style>
    <style:style style:name="P36" style:family="paragraph" style:parent-style-name="Text_20_body" style:list-style-name="" style:master-page-name="First_20_Page">
      <style:paragraph-properties style:page-number="auto"/>
    </style:style>
    <style:style style:name="P37" style:family="paragraph" style:parent-style-name="Text_20_body" style:list-style-name="L1">
      <style:text-properties officeooo:paragraph-rsid="005aa4fa"/>
    </style:style>
    <style:style style:name="P38" style:family="paragraph" style:parent-style-name="Text_20_body" style:list-style-name="L1">
      <style:text-properties officeooo:rsid="005aa4fa" officeooo:paragraph-rsid="005aa4fa"/>
    </style:style>
    <style:style style:name="P39" style:family="paragraph" style:parent-style-name="Text_20_body" style:list-style-name="L2">
      <style:text-properties officeooo:rsid="005ca4f8" officeooo:paragraph-rsid="005ca4f8"/>
    </style:style>
    <style:style style:name="P40" style:family="paragraph" style:parent-style-name="Text_20_body" style:list-style-name="L3">
      <style:text-properties officeooo:rsid="005ca4f8" officeooo:paragraph-rsid="005ca4f8"/>
    </style:style>
    <style:style style:name="P41" style:family="paragraph" style:parent-style-name="Text_20_body" style:list-style-name="L4">
      <style:text-properties officeooo:rsid="008261b0" officeooo:paragraph-rsid="008261b0"/>
    </style:style>
    <style:style style:name="P42" style:family="paragraph" style:parent-style-name="Heading_20_1">
      <style:text-properties fo:language="en" fo:country="CA" officeooo:rsid="00516844" officeooo:paragraph-rsid="00516844"/>
    </style:style>
    <style:style style:name="P43" style:family="paragraph" style:parent-style-name="Heading_20_1">
      <style:text-properties officeooo:rsid="005ca4f8" officeooo:paragraph-rsid="005ca4f8"/>
    </style:style>
    <style:style style:name="P44" style:family="paragraph" style:parent-style-name="Heading_20_1">
      <style:paragraph-properties fo:break-before="page"/>
      <style:text-properties fo:language="en" fo:country="CA" officeooo:rsid="00516844" officeooo:paragraph-rsid="00516844"/>
    </style:style>
    <style:style style:name="P45" style:family="paragraph" style:parent-style-name="Heading_20_2">
      <style:text-properties officeooo:rsid="0063039c" officeooo:paragraph-rsid="0060c50a"/>
    </style:style>
    <style:style style:name="P46" style:family="paragraph" style:parent-style-name="Heading_20_2">
      <style:text-properties officeooo:rsid="0060c50a" officeooo:paragraph-rsid="0060c50a"/>
    </style:style>
    <style:style style:name="P47" style:family="paragraph" style:parent-style-name="Heading_20_2">
      <style:text-properties officeooo:rsid="00825b3b" officeooo:paragraph-rsid="00825b3b"/>
    </style:style>
    <style:style style:name="T1" style:family="text">
      <style:text-properties officeooo:rsid="001ef5b6"/>
    </style:style>
    <style:style style:name="T2" style:family="text">
      <style:text-properties fo:language="fr" fo:country="CA" officeooo:rsid="000e4dac"/>
    </style:style>
    <style:style style:name="T3" style:family="text">
      <style:text-properties officeooo:rsid="000e4dac"/>
    </style:style>
    <style:style style:name="T4" style:family="text">
      <style:text-properties officeooo:rsid="005aa4fa"/>
    </style:style>
    <style:style style:name="T5" style:family="text">
      <style:text-properties style:font-name="Consolas"/>
    </style:style>
    <style:style style:name="T6" style:family="text">
      <style:text-properties style:font-name="Consolas" fo:font-style="normal" style:font-style-asian="normal" style:font-style-complex="normal"/>
    </style:style>
    <style:style style:name="T7" style:family="text">
      <style:text-properties style:font-name="Consolas" fo:font-style="normal" officeooo:rsid="00614193" style:font-style-asian="normal" style:font-style-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Calibri1"/>
    </style:style>
    <style:style style:name="T11" style:family="text">
      <style:text-properties style:font-name="Calibri"/>
    </style:style>
    <style:style style:name="T12" style:family="text">
      <style:text-properties officeooo:rsid="005e6f48"/>
    </style:style>
    <style:style style:name="T13" style:family="text">
      <style:text-properties fo:color="#0000ff" style:font-name="Consolas1" fo:font-size="9.5pt" style:font-size-asian="9.5pt"/>
    </style:style>
    <style:style style:name="T14" style:family="text">
      <style:text-properties fo:color="#000000" style:font-name="Consolas1" fo:font-size="9.5pt" style:font-size-asian="9.5pt"/>
    </style:style>
    <style:style style:name="T15" style:family="text">
      <style:text-properties fo:color="#2b91af" style:font-name="Consolas1" fo:font-size="9.5pt" style:font-size-asian="9.5pt"/>
    </style:style>
    <style:style style:name="T16" style:family="text">
      <style:text-properties fo:font-style="normal" style:font-style-asian="normal" style:font-style-complex="normal"/>
    </style:style>
    <style:style style:name="T17" style:family="text">
      <style:text-properties fo:font-style="normal" officeooo:rsid="00614193" style:font-style-asian="normal" style:font-style-complex="normal"/>
    </style:style>
    <style:style style:name="T18" style:family="text">
      <style:text-properties officeooo:rsid="00615278"/>
    </style:style>
    <style:style style:name="T19" style:family="text">
      <style:text-properties officeooo:rsid="00642b8e"/>
    </style:style>
    <style:style style:name="T20" style:family="text">
      <style:text-properties fo:language="en" fo:country="CA" fo:font-style="normal" style:font-style-asian="normal" style:font-style-complex="normal"/>
    </style:style>
    <style:style style:name="T21" style:family="text">
      <style:text-properties officeooo:rsid="00849517"/>
    </style:style>
    <style:style style:name="T22" style:family="text">
      <style:text-properties officeooo:rsid="0088dfc7"/>
    </style:style>
    <style:style style:name="fr1" style:family="graphic" style:parent-style-name="Frame">
      <style:graphic-properties style:vertical-pos="middle" style:vertical-rel="page-content" style:horizontal-pos="right" style:horizontal-rel="page-content" fo:padding="0cm" fo:border="none" style:shadow="none" draw:shadow-opacity="100%"/>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draw:frame draw:style-name="fr1" draw:name="Frame1" text:anchor-type="paragraph" svg:width="13.33cm" style:rel-width="75%" svg:height="7.669cm" draw:z-index="0"><draw:text-box fo:min-height="40%"><text:p text:style-name="P29">RTIMDB: Vlinder Software's<text:line-break/>Real-Time In-Memory Database</text:p><text:p text:style-name="P30">Integration guide</text:p><text:p text:style-name="P10"/></draw:text-box></draw:frame></text:h>
      <text:p text:style-name="P33"><text:bookmark-start text:name="__RefHeading__2058_338683662"/>Copyright notice<text:bookmark-end text:name="__RefHeading__2058_338683662"/></text:p>
      <text:p text:style-name="Legaleze"><text:bookmark-start text:name="__RefHeading__1063_338683662"/>This document Copyright <text:span text:style-name="T10">©</text:span><text:span text:style-name="T11"> 2014 <text:s/>Vlinder Software</text:span><text:bookmark-end text:name="__RefHeading__1063_338683662"/></text:p>
      <text:p text:style-name="Legaleze"><text:bookmark-start text:name="__RefHeading__1065_338683662"/>All rights reserved<text:bookmark-end text:name="__RefHeading__1065_338683662"/></text:p>
      <text:p text:style-name="Legaleze"/>
      <text:p text:style-name="Legaleze"><text:bookmark-start text:name="__RefHeading__1067_338683662"/>Permission is hereby granted to use, copy and distribute this document provided the following terms and conditions are met:<text:bookmark-end text:name="__RefHeading__1067_338683662"/></text:p>
      <text:p text:style-name="Legaleze"><text:bookmark-start text:name="__RefHeading__1069_338683662"/>The document may not be modified in any way, be it by adding to or subtracting from its contents or by altering its appearance.<text:bookmark-end text:name="__RefHeading__1069_338683662"/></text:p>
      <text:p text:style-name="Legaleze"><text:bookmark-start text:name="__RefHeading__1071_338683662"/>If you wish to translate this document and redistribute the translation, you must obtain permission to do so from Vlinder Software. Upon verification of the provided translation at your cost, such permission will not unreasonably be denied.<text:bookmark-end text:name="__RefHeading__1071_338683662"/></text:p>
      <text:p text:style-name="Legaleze"><text:bookmark-start text:name="__RefHeading__1073_338683662"/>Other than translation for your own use or, following verification and approval from Vlinder Software, redistribution, you may not make any derivative works of this document.<text:bookmark-end text:name="__RefHeading__1073_338683662"/></text:p>
      <text:p text:style-name="Legaleze"><text:bookmark-start text:name="__RefHeading__1075_338683662"/>You may not misrepresent the provenance, contents or conditions, including but not limited to this copyright notice and any disclaimers contained herein, in any way.<text:bookmark-end text:name="__RefHeading__1075_338683662"/></text:p>
      <text:p text:style-name="Legaleze"><text:bookmark-start text:name="__RefHeading__1077_338683662"/>If, for any reason, you need to convert this document to a different file format, you may do so provided that the contents and appearance of the document remain substantially identical.<text:bookmark-end text:name="__RefHeading__1077_338683662"/></text:p>
      <text:p text:style-name="Heading"><text:bookmark-start text:name="__RefHeading__1079_338683662"/>Disclaimers<text:bookmark-end text:name="__RefHeading__1079_338683662"/></text:p>
      <text:p text:style-name="Legaleze"><text:bookmark-start text:name="__RefHeading__1081_338683662"/>This document is provided "AS-IS" for information purposes only. No guarantees, representations and/or warranties, either express or implied, are given for the contents, nor its accuracy, freedom from errors or fitness for any particular purpose. <text:bookmark-end text:name="__RefHeading__1081_338683662"/></text:p>
      <text:p text:style-name="Legaleze"><text:bookmark-start text:name="__RefHeading__1083_338683662"/>Vlinder Software specifically disclaims any liability with respect to this document and no obligations, contractual or otherwise, can arise from this document. <text:bookmark-end text:name="__RefHeading__1083_338683662"/></text:p>
      <text:p text:style-name="Legaleze"><text:bookmark-start text:name="__RefHeading__1085_338683662"/>Vlinder Software may modify the contents of this document at any time, without prior notice. <text:bookmark-end text:name="__RefHeading__1085_338683662"/></text:p>
      <text:p text:style-name="Legaleze"><text:bookmark-start text:name="__RefHeading__1871_338683662"/>It is possible that use of the technical matter published in this document may require the permission of the proprietor of one or more patents. You are entirely respons<text:span text:style-name="T22">ibl</text:span>e for identifying and where necessary obtaining a licence under such patents should you choose to use any such technical matter. Vlinder Software has no responsibility in this regard and shall not be liable for any loss or damage suffered in relation to an infringement of any third party patent as a result of such use.<text:bookmark-end text:name="__RefHeading__1871_338683662"/></text:p>
      <text:p text:style-name="Legaleze"/>
      <text:h text:style-name="P44" text:outline-level="1"><text:bookmark-start text:name="__RefHeading__1097_1723314276"/>Introduction<text:bookmark-end text:name="__RefHeading__1097_1723314276"/></text:h>
      <text:p text:style-name="P11">Vlinder Software's Real-Time In-Memory Database was designed for integration for embedded systems <text:s/>communicating using one of the popular SCADA protocols, such as DNP3. As such, the principal use-cases considered in the design consist of the device receiving control requests (select, operate, direct-operate, write), freeze requests (immediate freeze, freeze-and-clear, freeze-at-time<text:note text:id="ftn1" text:note-class="footnote"><text:note-citation>1</text:note-citation><text:note-body><text:p text:style-name="P32">The database does not manage time itself: if the device receives a freeze-at-time request, it should buffer the request and translate it to an immediate freeze at the given time.</text:p></text:note-body></text:note>) and read requests.</text:p>
      <text:p text:style-name="P11">A typical device would have a few hundred data points, each of which represented with a type and an index. Some systems may give unique names to their data points. However, RTIMDB currently only supports accessing points through their type and index.</text:p>
      <text:table-of-content text:style-name="Sect1" text:name="Table of Contents1">
        <text:table-of-content-source text:outline-level="3" text:use-index-marks="false">
          <text:index-title-template text:style-name="Heading_20_1">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4"><text:a xlink:type="simple" xlink:href="#__RefHeading__1097_1723314276" text:style-name="Index_20_Link" text:visited-style-name="Index_20_Link">1– Introduction<text:tab/>3</text:a></text:p>
          <text:p text:style-name="P34"><text:a xlink:type="simple" xlink:href="#__RefHeading__2625_1723314276" text:style-name="Index_20_Link" text:visited-style-name="Index_20_Link">3– Details<text:tab/>5</text:a></text:p>
          <text:p text:style-name="P34"><text:a xlink:type="simple" xlink:href="#__RefHeading__1089_338683662" text:style-name="Index_20_Link" text:visited-style-name="Index_20_Link">4– Compiling RTIMDB<text:tab/>6</text:a></text:p>
          <text:p text:style-name="P35"><text:a xlink:type="simple" xlink:href="#__RefHeading__1091_338683662" text:style-name="Index_20_Link" text:visited-style-name="Index_20_Link">4.1– Compiler warnings in Microsoft Visual Studio<text:tab/>6</text:a></text:p>
          <text:p text:style-name="P35"><text:a xlink:type="simple" xlink:href="#__RefHeading__1093_338683662" text:style-name="Index_20_Link" text:visited-style-name="Index_20_Link">4.2– Compiler settings with GCC<text:tab/>7</text:a></text:p>
          <text:p text:style-name="P34"><text:a xlink:type="simple" xlink:href="#__RefHeading__1095_338683662" text:style-name="Index_20_Link" text:visited-style-name="Index_20_Link">5– Using the RTIMDB API<text:tab/>8</text:a></text:p>
          <text:p text:style-name="P35"><text:a xlink:type="simple" xlink:href="#__RefHeading__1097_338683662" text:style-name="Index_20_Link" text:visited-style-name="Index_20_Link">5.1– Error handling<text:tab/>8</text:a></text:p>
          <text:p text:style-name="P35"><text:a xlink:type="simple" xlink:href="#__RefHeading__1099_338683662" text:style-name="Index_20_Link" text:visited-style-name="Index_20_Link">5.2– Adding points to the database<text:tab/>8</text:a></text:p>
          <text:p text:style-name="P35"><text:a xlink:type="simple" xlink:href="#__RefHeading__1101_338683662" text:style-name="Index_20_Link" text:visited-style-name="Index_20_Link">5.3– Adding filters<text:tab/>9</text:a></text:p>
          <text:p text:style-name="P35"><text:a xlink:type="simple" xlink:href="#__RefHeading__2661_338683662" text:style-name="Index_20_Link" text:visited-style-name="Index_20_Link">5.4– Adding observers<text:tab/>10</text:a></text:p>
        </text:index-body>
      </text:table-of-content>
      <text:h text:style-name="P42" text:outline-level="1"><text:bookmark-start text:name="__RefHeading__2625_1723314276"/>Details<text:bookmark-end text:name="__RefHeading__2625_1723314276"/></text:h>
      <text:p text:style-name="P11">We assume the following:</text:p>
      <text:list xml:id="list5622020140565709658" text:style-name="L1">
        <text:list-item>
          <text:p text:style-name="P37"><text:span text:style-name="Code">int</text:span><text:span text:style-name="T4"> is at least 32 bits wide;</text:span></text:p>
        </text:list-item>
        <text:list-item>
          <text:p text:style-name="P38">the alignment requirements for double are sufficient for all intrinsic types in the system.</text:p>
        </text:list-item>
      </text:list>
      <text:p text:style-name="P11">Although this list may not be exhaustive, we try to avoid all other assumptions about the system.</text:p>
      <text:h text:style-name="Heading_20_1" text:outline-level="1"><text:bookmark-start text:name="__RefHeading__1089_338683662"/>Compiling RTIMDB<text:bookmark-end text:name="__RefHeading__1089_338683662"/></text:h>
      <text:p text:style-name="P11">RTIMDB is written in ISO C++11 and uses features that are not available in some older compilers.</text:p>
      <text:p text:style-name="P11">The preferred way to compile RTIMDB is by generating the Makefiles, Solution files, or other files for your build system using CMake.</text:p>
      <text:p text:style-name="P11">When generating the configuration for RTIMDB, the following values need to be filled in:</text:p>
      <table:table table:name="CMakeOptions" table:style-name="CMakeOptions">
        <table:table-column table:style-name="CMakeOptions.A"/>
        <table:table-column table:style-name="CMakeOptions.B"/>
        <table:table-column table:style-name="CMakeOptions.C"/>
        <table:table-header-rows>
          <table:table-row>
            <table:table-cell table:style-name="CMakeOptions.A1" office:value-type="string">
              <text:p text:style-name="P31">Configuration value</text:p>
            </table:table-cell>
            <table:table-cell table:style-name="CMakeOptions.A1" office:value-type="string">
              <text:p text:style-name="P31">Description</text:p>
            </table:table-cell>
            <table:table-cell table:style-name="CMakeOptions.C1" office:value-type="string">
              <text:p text:style-name="P31">Default value</text:p>
            </table:table-cell>
          </table:table-row>
        </table:table-header-rows>
        <table:table-row>
          <table:table-cell table:style-name="CMakeOptions.A4" office:value-type="string">
            <text:p text:style-name="P28"><text:span text:style-name="Code">RTIMDB_MAX_CONCURRENT_TRANSACTIONS</text:span></text:p>
          </table:table-cell>
          <table:table-cell table:style-name="CMakeOptions.B4" office:value-type="string">
            <text:p text:style-name="P26">Maximum number of concurrent read transactions (for freezes during polls)</text:p>
          </table:table-cell>
          <table:table-cell table:style-name="CMakeOptions.C4" office:value-type="string">
            <text:p text:style-name="P27">5</text:p>
          </table:table-cell>
        </table:table-row>
        <table:table-row>
          <table:table-cell table:style-name="CMakeOptions.A4" office:value-type="string">
            <text:p text:style-name="P28"><text:span text:style-name="Code">RTIMDB_POINT_COUNT</text:span></text:p>
          </table:table-cell>
          <table:table-cell table:style-name="CMakeOptions.B4" office:value-type="string">
            <text:p text:style-name="P26">Total number of points in the system (maximum)</text:p>
          </table:table-cell>
          <table:table-cell table:style-name="CMakeOptions.C4" office:value-type="string">
            <text:p text:style-name="P27">200</text:p>
          </table:table-cell>
        </table:table-row>
        <table:table-row>
          <table:table-cell table:style-name="CMakeOptions.A4" office:value-type="string">
            <text:p text:style-name="P28"><text:span text:style-name="Code">RTIMDB_ALLOW_EXCEPTIONS</text:span></text:p>
          </table:table-cell>
          <table:table-cell table:style-name="CMakeOptions.B4" office:value-type="string">
            <text:p text:style-name="P26">Should exceptions be thrown from the library, on error</text:p>
          </table:table-cell>
          <table:table-cell table:style-name="CMakeOptions.C4" office:value-type="string">
            <text:p text:style-name="P27">ON</text:p>
          </table:table-cell>
        </table:table-row>
      </table:table>
      <text:p text:style-name="P12">If configured to support exceptions, no-throw versions of all functions are available by appending std::nothrow to the parameter list. When configured to not allow exceptions, the no-throw versions become the default versions. The no-throw versions of the functions return an error code.</text:p>
      <text:p text:style-name="P12">If you do wish to compile RTIMDB “by hand”, you should do the following:</text:p>
      <text:list xml:id="list2699780318980755159" text:style-name="L2">
        <text:list-item>
          <text:p text:style-name="P39">copy rtimdb_config.hpp.in to rtimdb_config.hpp;</text:p>
        </text:list-item>
        <text:list-item>
          <text:p text:style-name="P39">open rtimdb_config.hpp in an editor;</text:p>
        </text:list-item>
        <text:list-item>
          <text:p text:style-name="P39">fill in the values for the above-mentioned configuration values.</text:p>
        </text:list-item>
      </text:list>
      <text:h text:style-name="Heading_20_2" text:outline-level="2"><text:bookmark-start text:name="__RefHeading__1091_338683662"/>Compiler warnings in Microsoft Visual Studio<text:bookmark-end text:name="__RefHeading__1091_338683662"/></text:h>
      <text:p text:style-name="P12">The Microsoft C++ compiler will emit two types of warnings: warning number 4251 and warning number 4996. Both can be safely ignored in the vast majority of cases.</text:p>
      <text:p text:style-name="P12"><text:span text:style-name="T8">Warning C4251: '&lt;member-name&gt;' : class '&lt;template-type&gt;' needs to have dll-interface to be used by clients of class '&lt;type-name&gt;'</text:span>: this warning may be safely ignored if the compiler settings for optimization and alignment are the same for both the RTIMDB DLL and the client code. In other cases, the size and layout of template-type objects may be different in the client code vs. the DLL's code.</text:p>
      <text:p text:style-name="P12"><text:soft-page-break/>If you prefer, there are two work-arounds for this case: either compile the RTIMDB library as a static library, or create an instance of the template, specialized as specified in the warning message, and export it from the DLL. This latter option is not portable to non-Windows platforms, which is why we prefer not implementing it.</text:p>
      <text:p text:style-name="P12">We recommend making sure that compiler settings are compatible throughout your product's code-base.</text:p>
      <text:p text:style-name="P12"><text:span text:style-name="T8">Warning C4996: '&lt;function-name&gt;': Function call with parameters that may be unsafe - this call relies on the caller to check that the passed values are correct (and other variants)</text:span>: Microsoft has “deprecated” a number of standard functions. The use of the term “deprecated” is unfortunate, as Microsoft does not have the authority to actually deprecate parts of an ISO standard. They provide non-portable, “safer” alternatives. However, these “safer” alternatives generally do not provide for better safety and are not portable to other platforms.</text:p>
      <text:p text:style-name="P12">It is true that the standard algorithms rely on the programmer to ascertain the validity of the arguments to the function – else their behaviour is generally undefined. Static code analysis, systematic code review and separate security review of all Vlinder Software code ascertains the correctness of the code.</text:p>
      <text:p text:style-name="P12">While annoying, this warning may therefore be ignored.</text:p>
      <text:h text:style-name="Heading_20_2" text:outline-level="2"><text:bookmark-start text:name="__RefHeading__1093_338683662"/>Compiler settings with GCC<text:bookmark-end text:name="__RefHeading__1093_338683662"/></text:h>
      <text:p text:style-name="P12"><text:span text:style-name="T8">If during compilation, GCC complains that C++11 is needed</text:span> (i.e. fails to compile in one of its headers because that header is restricted to C++11): you need use a version of GCC that has support for C++11 (i.e. 4.8 or later) and tell it to use it on the command-line by adding “-std=c++11” to its arguments. The CMake-generated Makefiles will do this automatically.</text:p>
      <text:h text:style-name="P43" text:outline-level="1"><text:bookmark-start text:name="__RefHeading__1095_338683662"/>Using the RTIMDB API<text:bookmark-end text:name="__RefHeading__1095_338683662"/></text:h>
      <text:p text:style-name="P12">The database expects to be used in two phases: a <text:span text:style-name="T9">configuration</text:span> phase and an <text:span text:style-name="T9">execution</text:span> phase. During the configuration phase, you insert the data points for your device into the database and register any observers and filters you may want to register.</text:p>
      <text:h text:style-name="P45" text:outline-level="2"><text:bookmark-start text:name="__RefHeading__1097_338683662"/>Error handling<text:bookmark-end text:name="__RefHeading__1097_338683662"/></text:h>
      <text:p text:style-name="P17">RTIMDB allows two alternative modes of error handling: either using exceptions, or using error codes. On both cases, the reported errors are the same and, aside from throwing an exception, the behaviour in case of error of the database is also the same.</text:p>
      <text:p text:style-name="P17">Vlinder Software recommends using exceptions as the preferred mechanism for error handling, as it is the only error-handling mechanism that can not easily be ignored. <text:span text:style-name="T19">However, we understand that there are trade-offs to be considered and that exceptions are not always available – nor always the best choice – for error handling.</text:span></text:p>
      <text:p text:style-name="P18">You can disable exceptions either by <text:span text:style-name="T5">#undef</text:span>ining <text:span text:style-name="T5">RTIMDB_ALLOW_EXCEPTIONS</text:span> in rtimdb_config.hpp, or by un-setting it in the CMake GUI when configuring. If you do so, please make sure to not ignore any of the return values the database gives you.</text:p>
      <text:p text:style-name="P19">Note that in some locations, the database uses the standard library which, in some cases, may throw its own exceptions. If you turn exceptions off, it is your responsibility to make sure that in your specific use-case, such exceptions are not thrown. (These possible exceptions occur mostly on memory allocation, which happens only in the configuration phase).<text:tab/></text:p>
      <text:h text:style-name="P46" text:outline-level="2"><text:bookmark-start text:name="__RefHeading__1099_338683662"/>Adding points to the database<text:bookmark-end text:name="__RefHeading__1099_338683662"/></text:h>
      <text:p text:style-name="P16">In order to add points to the database, they need to be <text:span text:style-name="T9">inserted</text:span><text:span text:style-name="T16"> into the database with a given value. The value is given in the form of an instance of the </text:span><text:span text:style-name="T6">Point</text:span><text:span text:style-name="T16"> class, </text:span><text:span text:style-name="T17">which contains both the type of the point and its initial value. The </text:span><text:span text:style-name="T7">Database::insert</text:span><text:span text:style-name="T17"> method returns the new point's index, which is a sequential number unique to the point type.</text:span></text:p>
      <text:p text:style-name="P20">In order to uniquely identify a point in the database, you need both the point type and its index.</text:p>
      <text:h text:style-name="Heading_20_2" text:outline-level="2"><text:bookmark-start text:name="__RefHeading__1101_338683662"/><text:soft-page-break/><text:span text:style-name="T18">Adding </text:span>filters<text:bookmark-end text:name="__RefHeading__1101_338683662"/></text:h>
      <text:p text:style-name="P12">The database allows for one filter per data point. The filter will be given the action being performed (write, select, operate, direct operate, freeze or freeze-and-clear) the old value and the new value. Installing a filter on a point removes the default filter for that point. Default filters are:</text:p>
      <text:list xml:id="list9116307874716305350" text:style-name="L3">
        <text:list-item>
          <text:p text:style-name="P40">allow write only for strings and datasets;</text:p>
        </text:list-item>
        <text:list-item>
          <text:p text:style-name="P40">allow freeze and freeze-and-clear on counters and analog inputs;</text:p>
        </text:list-item>
        <text:list-item>
          <text:p text:style-name="P40">allow operate <text:span text:style-name="T12">(only if selected)</text:span> and direct operate on binary outputs and analog outputs.</text:p>
        </text:list-item>
      </text:list>
      <text:p text:style-name="P12"><text:span text:style-name="Strong_20_Emphasis">You are advised to make your filters purely functional</text:span>: if the filter for any point change in a transaction returns false, <text:s/>the transaction is rolled back. If filters have side-effects, those side-effects will not be rolled back, which may result in unwanted behaviour (e.g. your application thinking an action has taken place while it hasn't).</text:p>
      <text:p text:style-name="P21">Selects are not filtered (because they do not change the value of the point).</text:p>
      <text:p text:style-name="P13">Calls to <text:span text:style-name="T5">Database::update</text:span> are not filtered: <text:span text:style-name="T5">Database::update</text:span> is intended to be used by the application internally to advise the library of a change in the status (i.e. value) of a point. The control methods are intended for use by a protocol. It is therefore assumed that your application has pre-approved the transaction taking place, and it will therefore take place.</text:p>
      <text:p text:style-name="P14">Filters have the following signature:</text:p>
      <text:p text:style-name="P15"><text:span text:style-name="T13"><text:tab/>bool</text:span><text:span text:style-name="T14">(Details::</text:span><text:span text:style-name="T15">Action</text:span><text:span text:style-name="T14">, </text:span><text:span text:style-name="T15">Point</text:span><text:span text:style-name="T14">, </text:span><text:span text:style-name="T15">Point</text:span><text:span text:style-name="T14">)</text:span></text:p>
      <text:p text:style-name="P14">That is: they are given the action being performed, the <text:span text:style-name="T9">new</text:span><text:span text:style-name="T16"> value of the point (i.e. the value being proposed) and the </text:span><text:span text:style-name="T9">current</text:span><text:span text:style-name="T16"> value being replaced if the filter returns </text:span><text:span text:style-name="T6">true</text:span><text:span text:style-name="T16">. If the filter returns </text:span><text:span text:style-name="T6">false</text:span><text:span text:style-name="T16">, the value is not changed and the error code “not allowed” is ret</text:span><text:span text:style-name="T20">urned.</text:span></text:p>
      <text:p text:style-name="P22">If you want to install more than one filter on a given data point, you can do so by combining your functions – i.e. you could install a filter that allows a given action only if both conditions A and B are fulfilled, by installing a filter like this:</text:p>
      <text:p text:style-name="P23"><text:tab/><text:span text:style-name="Code">[](Details::Action action, Point new_value, Point old_value) -&gt; bool {<text:line-break/><text:tab/><text:tab/>return A(action, new_value, old_value) &amp;&amp; B(action, new_value, old_value);<text:line-break/><text:tab/>}</text:span></text:p>
      <text:p text:style-name="P22">As no special support from the library is needed to provide this option, no such support is provided.</text:p>
      <text:h text:style-name="P47" text:outline-level="2"><text:bookmark-start text:name="__RefHeading__2661_338683662"/><text:soft-page-break/>Adding observers<text:bookmark-end text:name="__RefHeading__2661_338683662"/></text:h>
      <text:p text:style-name="P24">The database allows for the installation of one observer per point. Observers are called whenever a <text:span text:style-name="T9">change has been made</text:span> to the state of the point they observe. Observers should follow the following rules:</text:p>
      <text:list xml:id="list5516417485274519098" text:style-name="L4">
        <text:list-item>
          <text:p text:style-name="P41"><text:span text:style-name="Strong_20_Emphasis">Observers may have side-effects, but should be careful about calling back into the database</text:span>: while the observer is called, the database may hold one or more locks inside the database, depending on the reason why the observer is called. Registering or unregistering the observer while it is being called will almost certainly fail. Calling operations on the database that change its state may fail, as none of the locks in the database are recursive.</text:p>
        </text:list-item>
        <text:list-item>
          <text:p text:style-name="P41"><text:span text:style-name="Strong_20_Emphasis">Observers may not fail</text:span>: they may not throw exceptions and cannot return values.</text:p>
        </text:list-item>
      </text:list>
      <text:p text:style-name="P24">Ideally, observers should be used to set a few flags (atomically, if necessary) to allow for later processing. They should not acquire resources and should not attempt to directly alter the state of the database <text:span text:style-name="T21">through methods other than </text:span><text:span text:style-name="Code">Database::update</text:span>.</text:p>
      <text:p text:style-name="P25">While the library allows the installation of only one observer per point, nothing prevents you from implementing a cascading observer pattern (i.e. an observer that notifies many other observers). Several generic implementations of the Observer pattern exis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1" svg:font-family="Calibri" style:font-adornments="Regular" style:font-family-generic="swiss"/>
    <style:font-face style:name="Consolas1" svg:font-family="Consolas" style:font-adornments="Regular"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Introductory_20_Text" style:display-name="Introductory Text" style:family="paragraph" style:parent-style-name="Standard" style:next-style-name="Standard" style:master-page-name="">
      <style:paragraph-properties fo:margin-top="0cm" fo:margin-bottom="0.9cm" style:contextual-spacing="false" style:page-number="auto"/>
    </style:style>
    <style:style style:name="Salutation" style:family="paragraph" style:parent-style-name="Standard" style:class="text">
      <style:paragraph-properties fo:margin-top="0.9cm" fo:margin-bottom="0cm" style:contextual-spacing="false"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reak-before="page"/>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80"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end" style:justify-single-word="false"/>
      <style:text-properties fo:color="#000080"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color="#000080"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0080" fo:font-size="13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egaleze" style:family="paragraph" style:parent-style-name="Text_20_body" style:class="text">
      <style:text-properties fo:color="#333333" fo:font-size="10pt" style:font-size-asian="10.5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color="#000080" fo:font-weight="bold" style:font-size-asian="10.5pt" style:font-weight-asian="bold" style:font-weight-complex="bold"/>
    </style:style>
    <style:style style:name="Code" style:family="text">
      <style:text-properties style:font-name="Consolas" fo:font-family="Consolas" style:font-family-generic="modern" style:font-pitch="fixed" fo:font-size="9.5pt" officeooo:rsid="00849517" style:font-size-asian="10pt" style:font-size-complex="10pt" style: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2cm" fo:margin-left="0cm" table:align="left"/>
    </style:style>
    <style:style style:name="Table3.A" style:family="table-column">
      <style:table-column-properties style:column-width="4.154cm"/>
    </style:style>
    <style:style style:name="Table3.B" style:family="table-column">
      <style:table-column-properties style:column-width="13.448cm"/>
    </style:style>
    <style:style style:name="Table3.A1" style:family="table-cell">
      <style:table-cell-properties fo:padding="0.097cm" fo:border="none"/>
    </style:style>
    <style:style style:name="Table3.B1" style:family="table-cell">
      <style:table-cell-properties fo:padding="0.097cm" fo:border-left="none" fo:border-right="none" fo:border-top="none" fo:border-bottom="0.05pt solid #000080"/>
    </style:style>
    <style:style style:name="Table1" style:family="table">
      <style:table-properties style:width="17.595cm" fo:margin-left="0cm" table:align="left"/>
    </style:style>
    <style:style style:name="Table1.A" style:family="table-column">
      <style:table-column-properties style:column-width="2.196cm"/>
    </style:style>
    <style:style style:name="Table1.B" style:family="table-column">
      <style:table-column-properties style:column-width="12.991cm"/>
    </style:style>
    <style:style style:name="Table1.C" style:family="table-column">
      <style:table-column-properties style:column-width="2.408cm"/>
    </style:style>
    <style:style style:name="Table1.A1" style:family="table-cell">
      <style:table-cell-properties fo:padding="0.097cm" fo:border-left="none" fo:border-right="none" fo:border-top="none" fo:border-bottom="0.05pt solid #000080"/>
    </style:style>
    <style:style style:name="Table1.C1" style:family="table-cell">
      <style:table-cell-properties style:vertical-align="bottom" fo:padding="0.097cm" fo:border-left="none" fo:border-right="none" fo:border-top="none" fo:border-bottom="0.05pt solid #000080"/>
    </style:style>
    <style:style style:name="Table1.A2" style:family="table-cell">
      <style:table-cell-properties fo:padding="0.097cm" fo:border="none"/>
    </style:style>
    <style:style style:name="Table1.B2" style:family="table-cell">
      <style:table-cell-properties fo:padding="0.097cm" fo:border="none"/>
    </style:style>
    <style:style style:name="Table2" style:family="table">
      <style:table-properties style:width="17.595cm" fo:margin-left="0cm" table:align="left"/>
    </style:style>
    <style:style style:name="Table2.A" style:family="table-column">
      <style:table-column-properties style:column-width="4.207cm"/>
    </style:style>
    <style:style style:name="Table2.B" style:family="table-column">
      <style:table-column-properties style:column-width="13.388cm"/>
    </style:style>
    <style:style style:name="Table2.A1" style:family="table-cell">
      <style:table-cell-properties fo:padding="0.097cm" fo:border="none"/>
    </style:style>
    <style:style style:name="Table2.B1" style:family="table-cell">
      <style:table-cell-properties fo:padding="0.097cm" fo:border-left="none" fo:border-right="none" fo:border-top="none" fo:border-bottom="0.3pt solid #000080"/>
    </style:style>
    <style:style style:name="Table4" style:family="table">
      <style:table-properties style:width="17.595cm" fo:margin-left="0cm" table:align="left"/>
    </style:style>
    <style:style style:name="Table4.A" style:family="table-column">
      <style:table-column-properties style:column-width="2.54cm"/>
    </style:style>
    <style:style style:name="Table4.B" style:family="table-column">
      <style:table-column-properties style:column-width="12.568cm"/>
    </style:style>
    <style:style style:name="Table4.C" style:family="table-column">
      <style:table-column-properties style:column-width="2.487cm"/>
    </style:style>
    <style:style style:name="Table4.A1" style:family="table-cell">
      <style:table-cell-properties fo:padding="0.097cm" fo:border-left="none" fo:border-right="none" fo:border-top="none" fo:border-bottom="0.05pt solid #000080"/>
    </style:style>
    <style:style style:name="Table4.C1" style:family="table-cell">
      <style:table-cell-properties style:vertical-align="bottom" fo:padding="0.097cm" fo:border-left="none" fo:border-right="none" fo:border-top="none" fo:border-bottom="0.05pt solid #000080"/>
    </style:style>
    <style:style style:name="Table4.A2" style:family="table-cell">
      <style:table-cell-properties fo:padding="0.097cm" fo:border="none"/>
    </style:style>
    <style:style style:name="Table4.B2" style:family="table-cell">
      <style:table-cell-properties fo:padding="0.097cm" fo:border="none"/>
    </style:style>
    <style:style style:name="MP1" style:family="paragraph" style:parent-style-name="Header">
      <style:text-properties fo:color="#000080" style:font-name="Calibri2" fo:font-size="14pt" fo:font-weight="bold" officeooo:rsid="001ef5b6" officeooo:paragraph-rsid="000e4dac" style:font-size-asian="14pt" style:font-weight-asian="bold" style:font-size-complex="14pt" style:font-weight-complex="bold"/>
    </style:style>
    <style:style style:name="MP2" style:family="paragraph" style:parent-style-name="Header">
      <style:text-properties fo:color="#000080" style:font-name="Calibri2" fo:font-size="8pt" officeooo:paragraph-rsid="000e4dac" style:font-size-asian="8pt" style:font-size-complex="8pt"/>
    </style:style>
    <style:style style:name="MP3" style:family="paragraph" style:parent-style-name="Footer">
      <style:text-properties style:font-name="Calibri2" fo:font-size="8pt" officeooo:rsid="00516844" officeooo:paragraph-rsid="00530448" style:font-size-asian="8pt" style:font-size-complex="8pt"/>
    </style:style>
    <style:style style:name="MP4" style:family="paragraph" style:parent-style-name="Footer">
      <style:paragraph-properties fo:text-align="start" style:justify-single-word="false"/>
      <style:text-properties fo:color="#666666" fo:font-size="8pt" officeooo:rsid="005aa4fa" officeooo:paragraph-rsid="005aa4fa" style:font-size-asian="8pt" style:font-size-complex="8pt"/>
    </style:style>
    <style:style style:name="MP5" style:family="paragraph" style:parent-style-name="Footer">
      <style:paragraph-properties fo:text-align="end" style:justify-single-word="false"/>
      <style:text-properties fo:font-size="8pt" officeooo:rsid="0012809b" officeooo:paragraph-rsid="005aa4fa" style:font-size-asian="8pt" style:font-size-complex="8pt"/>
    </style:style>
    <style:style style:name="MP6" style:family="paragraph" style:parent-style-name="Footer">
      <style:text-properties style:font-name="Calibri2" fo:font-size="8pt" fo:font-style="italic" officeooo:rsid="0012809b" officeooo:paragraph-rsid="00530448" style:font-size-asian="8pt" style:font-style-asian="italic" style:font-size-complex="8pt" style:font-style-complex="italic"/>
    </style:style>
    <style:style style:name="MP7" style:family="paragraph" style:parent-style-name="Footer">
      <style:paragraph-properties fo:text-align="end" style:justify-single-word="false"/>
      <style:text-properties fo:font-size="8pt" fo:font-style="italic" officeooo:rsid="0012809b" officeooo:paragraph-rsid="00530448" style:font-size-asian="8pt" style:font-style-asian="italic" style:font-size-complex="8pt" style:font-style-complex="italic"/>
    </style:style>
    <style:style style:name="MP8" style:family="paragraph" style:parent-style-name="Header">
      <style:text-properties fo:color="#000080" style:font-name="Calibri2" fo:font-size="14pt" fo:font-weight="bold" officeooo:rsid="000e4dac" officeooo:paragraph-rsid="000e4dac" style:font-size-asian="14pt" style:font-weight-asian="bold" style:font-size-complex="14pt" style:font-weight-complex="bold"/>
    </style:style>
    <style:style style:name="MP9" style:family="paragraph" style:parent-style-name="Footer">
      <style:paragraph-properties fo:text-align="end" style:justify-single-word="false"/>
      <style:text-properties fo:font-size="8pt" officeooo:rsid="0012809b" officeooo:paragraph-rsid="00530448" style:font-size-asian="8pt" style:font-size-complex="8pt"/>
    </style:style>
    <style:style style:name="MT1" style:family="text">
      <style:text-properties officeooo:rsid="001ef5b6"/>
    </style:style>
    <style:style style:name="MT2" style:family="text">
      <style:text-properties fo:language="fr" fo:country="CA" officeooo:rsid="000e4dac"/>
    </style:style>
    <style:style style:name="MT3" style:family="text">
      <style:text-properties officeooo:rsid="000e4dac"/>
    </style:style>
    <style:style style:name="M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tracked-changes>
          <text:changed-region xml:id="ct268092816" text:id="ct268092816">
            <text:insertion>
              <office:change-info>
                <dc:creator>Ronald Landheer-Cieslak</dc:creator>
                <dc:date>2013-03-14T11:10:00</dc:date>
              </office:change-info>
            </text:insertion>
          </text:changed-region>
        </text:tracked-changes>
        <table:table table:name="Table3" table:style-name="Table3">
          <table:table-column table:style-name="Table3.A"/>
          <table:table-column table:style-name="Table3.B"/>
          <table:table-row>
            <table:table-cell table:style-name="Table3.A1" table:number-rows-spanned="2" office:value-type="string">
              <text:p text:style-name="MP1"><draw:frame draw:style-name="Mfr1" draw:name="graphics1" text:anchor-type="as-char" svg:width="4.075cm" svg:height="2.884cm" draw:z-index="2"><draw:image xlink:href="Pictures/10006FFD0000111000000C1A17B105C6.svg" xlink:type="simple" xlink:show="embed" xlink:actuate="onLoad"/><draw:image xlink:href="Pictures/10000201000000A500000075D8D90EAB.png" xlink:type="simple" xlink:show="embed" xlink:actuate="onLoad"/></draw:frame></text:p>
            </table:table-cell>
            <table:table-cell table:style-name="Table3.B1" office:value-type="string">
              <text:p text:style-name="MP1">Vlinder Software</text:p>
            </table:table-cell>
          </table:table-row>
          <table:table-row>
            <table:covered-table-cell/>
            <table:table-cell table:style-name="Table3.A1" office:value-type="string">
              <text:p text:style-name="MP2"><text:span text:style-name="MT1">1340 avenue de </text:span><text:change-start text:change-id="ct268092816"/><text:span text:style-name="MT1">G</text:span><text:change-end text:change-id="ct268092816"/><text:span text:style-name="MT1">audarville<text:line-break/></text:span><text:span text:style-name="MT2">Québec</text:span><text:span text:style-name="MT1">, Québec<text:line-break/>Canada G2G 2K6</text:span></text:p>
            </table:table-cell>
          </table:table-row>
        </table:table>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3"/>
            </table:table-cell>
            <table:table-cell table:style-name="Table1.A1" office:value-type="string">
              <text:p text:style-name="MP4">The contents of this document is provided AS-IS. No warranty, neither express nor implied, is given for any of the contents of this document.</text:p>
            </table:table-cell>
            <table:table-cell table:style-name="Table1.C1" office:value-type="string">
              <text:p text:style-name="MP5"><text:page-number text:select-page="current">10</text:page-number>/<text:page-count>10</text:page-count></text:p>
            </table:table-cell>
          </table:table-row>
          <table:table-row>
            <table:table-cell table:style-name="Table1.A2" office:value-type="string">
              <text:p text:style-name="MP6"><text:date style:data-style-name="N36" text:date-value="2014-10-27T12:21:49.880999894" text:fixed="true">2014-10-27</text:date></text:p>
            </table:table-cell>
            <table:table-cell table:style-name="Table1.B2" table:number-columns-spanned="2" office:value-type="string">
              <text:p text:style-name="MP7"><text:title>RTIMDB: Vlinder Software's Real-Time In-Memory Database – Integration guide</text:title></text:p>
            </table:table-cell>
            <table:covered-table-cell/>
          </table:table-row>
        </table:table>
      </style:footer>
    </style:master-page>
    <style:master-page style:name="First_20_Page" style:display-name="First Page" style:page-layout-name="Mpm1" style:next-style-name="Standard">
      <style:header>
        <table:table table:name="Table2" table:style-name="Table2">
          <table:table-column table:style-name="Table2.A"/>
          <table:table-column table:style-name="Table2.B"/>
          <table:table-row>
            <table:table-cell table:style-name="Table2.A1" table:number-rows-spanned="2" office:value-type="string">
              <text:p text:style-name="Header"><draw:frame draw:style-name="Mfr2" draw:name="graphics2" text:anchor-type="as-char" svg:width="4.075cm" svg:height="2.884cm" draw:z-index="10"><draw:image xlink:href="Pictures/10006FFD0000111000000C1A17B105C6.svg" xlink:type="simple" xlink:show="embed" xlink:actuate="onLoad"/><draw:image xlink:href="Pictures/10000201000000A500000075D8D90EAB.png" xlink:type="simple" xlink:show="embed" xlink:actuate="onLoad"/></draw:frame></text:p>
            </table:table-cell>
            <table:table-cell table:style-name="Table2.B1" office:value-type="string">
              <text:p text:style-name="MP8">Vlinder Software</text:p>
            </table:table-cell>
          </table:table-row>
          <table:table-row>
            <table:covered-table-cell/>
            <table:table-cell table:style-name="Table2.A1" office:value-type="string">
              <text:p text:style-name="MP2"><text:span text:style-name="MT3">1340 avenue de Gaudarville<text:line-break/>Qu</text:span><text:span text:style-name="MT2">ébec, Québec<text:line-break/>Canada G2G 2K6</text:span></text:p>
            </table:table-cell>
          </table:table-row>
        </table:table>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3"/>
            </table:table-cell>
            <table:table-cell table:style-name="Table4.A1" office:value-type="string">
              <text:p text:style-name="MP4">The contents of this document is provided AS-IS. No warranty, neither express nor implied, is given for any of the contents of this document.</text:p>
            </table:table-cell>
            <table:table-cell table:style-name="Table4.C1" office:value-type="string">
              <text:p text:style-name="MP9"><text:page-number text:select-page="current">1</text:page-number>/<text:page-count>10</text:page-count></text:p>
            </table:table-cell>
          </table:table-row>
          <table:table-row>
            <table:table-cell table:style-name="Table4.A2" office:value-type="string">
              <text:p text:style-name="MP6"><text:date style:data-style-name="N36" text:date-value="2014-10-27T12:21:49.880999894" text:fixed="true">2014-10-27</text:date></text:p>
            </table:table-cell>
            <table:table-cell table:style-name="Table4.B2" table:number-columns-spanned="2" office:value-type="string">
              <text:p text:style-name="MP7"><text:title>RTIMDB: Vlinder Software's Real-Time In-Memory Database – Integration guide</text:title></text:p>
            </table:table-cell>
            <table:covered-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2:21:52.022000000</meta:creation-date>
    <meta:editing-duration>P1DT12H32M33S</meta:editing-duration>
    <meta:editing-cycles>32</meta:editing-cycles>
    <meta:generator>LibreOffice/4.2.6.3$Windows_x86 LibreOffice_project/3fd416d4c6db7d3204c17ce57a1d70f6e531ee21</meta:generator>
    <dc:title>RTIMDB: Vlinder Software's Real-Time In-Memory Database – Integration guide</dc:title>
    <dc:subject>Integration guide</dc:subject>
    <meta:initial-creator>Ronald Landheer-Cieslak</meta:initial-creator>
    <dc:date>2014-12-21T13:08:01.706000000</dc:date>
    <meta:document-statistic meta:table-count="5" meta:image-count="2" meta:object-count="0" meta:page-count="10" meta:paragraph-count="111" meta:word-count="2087" meta:character-count="13014" meta:non-whitespace-character-count="11039"/>
  </office:meta>
</office:document-meta>
</file>